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How to become a UCA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4:05:2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TODO: How to become a UC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How to become a UCA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04:05:26Z</meta:creation-date>
    <dc:date>2021-05-25T04:05:26Z</dc:date>
    <meta:user-defined meta:name="date" meta:value-type="string">May  25, 2021 (04:05:2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